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d24" officeooo:paragraph-rsid="001b7d24"/>
    </style:style>
    <style:style style:name="P2" style:family="paragraph" style:parent-style-name="Standard">
      <style:text-properties officeooo:rsid="001d718a" officeooo:paragraph-rsid="001d718a"/>
    </style:style>
    <style:style style:name="P3" style:family="paragraph" style:parent-style-name="Standard">
      <style:text-properties officeooo:rsid="001f4b86" officeooo:paragraph-rsid="001f4b86"/>
    </style:style>
    <style:style style:name="P4" style:family="paragraph" style:parent-style-name="Standard">
      <style:text-properties officeooo:rsid="001f4b86" officeooo:paragraph-rsid="00209019"/>
    </style:style>
    <style:style style:name="P5" style:family="paragraph" style:parent-style-name="Standard">
      <style:text-properties officeooo:rsid="00209019" officeooo:paragraph-rsid="00209019"/>
    </style:style>
    <style:style style:name="P6" style:family="paragraph" style:parent-style-name="Standard">
      <style:text-properties officeooo:rsid="00228b35" officeooo:paragraph-rsid="00228b35"/>
    </style:style>
    <style:style style:name="P7" style:family="paragraph" style:parent-style-name="Standard">
      <style:text-properties officeooo:rsid="0022c674" officeooo:paragraph-rsid="0022c674"/>
    </style:style>
    <style:style style:name="P8" style:family="paragraph" style:parent-style-name="Standard">
      <style:text-properties officeooo:rsid="0024dfcb" officeooo:paragraph-rsid="0024dfcb"/>
    </style:style>
    <style:style style:name="P9" style:family="paragraph" style:parent-style-name="Standard">
      <style:text-properties officeooo:rsid="00257c13" officeooo:paragraph-rsid="00257c13"/>
    </style:style>
    <style:style style:name="P10" style:family="paragraph" style:parent-style-name="Text_20_body">
      <style:text-properties officeooo:rsid="00228b35" officeooo:paragraph-rsid="00228b35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officeooo:paragraph-rsid="00280c6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Standard" style:list-style-name="L4">
      <style:text-properties officeooo:rsid="001f4b86" officeooo:paragraph-rsid="001f4b86"/>
    </style:style>
    <style:style style:name="P19" style:family="paragraph" style:parent-style-name="Standard" style:list-style-name="L4">
      <style:text-properties officeooo:rsid="00209019" officeooo:paragraph-rsid="00209019"/>
    </style:style>
    <style:style style:name="P20" style:family="paragraph" style:parent-style-name="Standard" style:list-style-name="L5">
      <style:text-properties officeooo:rsid="00209019" officeooo:paragraph-rsid="00209019"/>
    </style:style>
    <style:style style:name="P21" style:family="paragraph" style:parent-style-name="Standard">
      <style:text-properties officeooo:rsid="00209019" officeooo:paragraph-rsid="00209019"/>
    </style:style>
    <style:style style:name="P22" style:family="paragraph" style:parent-style-name="Standard" style:list-style-name="L5">
      <style:text-properties officeooo:paragraph-rsid="00209019"/>
    </style:style>
    <style:style style:name="P23" style:family="paragraph" style:parent-style-name="Standard" style:list-style-name="L5">
      <style:text-properties officeooo:rsid="00228b35" officeooo:paragraph-rsid="00228b35"/>
    </style:style>
    <style:style style:name="P24" style:family="paragraph" style:parent-style-name="Standard" style:list-style-name="L6">
      <style:text-properties officeooo:rsid="00245eac" officeooo:paragraph-rsid="00245eac"/>
    </style:style>
    <style:style style:name="P25" style:family="paragraph" style:parent-style-name="Standard">
      <style:text-properties officeooo:rsid="00245eac" officeooo:paragraph-rsid="00245eac"/>
    </style:style>
    <style:style style:name="P26" style:family="paragraph" style:parent-style-name="Standard" style:list-style-name="L4">
      <style:text-properties officeooo:rsid="00280c6e" officeooo:paragraph-rsid="00280c6e"/>
    </style:style>
    <style:style style:name="P27" style:family="paragraph" style:parent-style-name="Standard">
      <style:text-properties officeooo:rsid="0028de34" officeooo:paragraph-rsid="0028de34"/>
    </style:style>
    <style:style style:name="T1" style:family="text">
      <style:text-properties officeooo:rsid="001f4b86"/>
    </style:style>
    <style:style style:name="T2" style:family="text">
      <style:text-properties officeooo:rsid="00209019"/>
    </style:style>
    <style:style style:name="T3" style:family="text">
      <style:text-properties officeooo:rsid="00280c6e"/>
    </style:style>
    <style:style style:name="T4" style:family="text">
      <style:text-properties officeooo:rsid="0028de3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ope</text:p>
      <text:p text:style-name="P8">Investigate all of things which are specified in mindmup (mindmup.png) and cover with test all sectors.</text:p>
      <text:p text:style-name="P8"/>
      <text:p text:style-name="P8"/>
      <text:p text:style-name="P9">5. Roles and responsibilities</text:p>
      <text:p text:style-name="P9"/>
      <text:p text:style-name="P9">Maciek will be responsible for:</text:p>
      <text:p text:style-name="P9">- Creating test scenarios for login/register system</text:p>
      <text:p text:style-name="P9">- Creating automation tests for adding new trip</text:p>
      <text:p text:style-name="P9"/>
      <text:p text:style-name="P9">Monika will be responsible for:</text:p>
      <text:p text:style-name="P9">- helping setting up testing environments</text:p>
      <text:p text:style-name="P9">- </text:p>
      <text:p text:style-name="P9"/>
      <text:p text:style-name="P9">Ewa will be responsible for:</text:p>
      <text:p text:style-name="P9">- retesting bugs</text:p>
      <text:p text:style-name="P9"/>
      <text:p text:style-name="P9">Mariusz will be responsible for:</text:p>
      <text:p text:style-name="P2"/>
      <text:p text:style-name="P2"/>
      <text:p text:style-name="P6">6. Deliverables</text:p>
      <text:p text:style-name="P6"/>
      <text:p text:style-name="P10">Test deliverables are provided <text:span text:style-name="Strong_20_Emphasis">before</text:span> testing phase. </text:p>
      <text:list xml:id="list7039830990854114305" text:style-name="L1">
        <text:list-item>
          <text:p text:style-name="P14">Test plans document <text:span text:style-name="T3">(draft)</text:span></text:p>
        </text:list-item>
        <text:list-item>
          <text:p text:style-name="P14">Test cases documents </text:p>
        </text:list-item>
        <text:list-item>
          <text:p text:style-name="P11">Test Design specifications. </text:p>
        </text:list-item>
      </text:list>
      <text:p text:style-name="Text_20_body">Test deliverables are provided <text:span text:style-name="Strong_20_Emphasis">during</text:span> the testing </text:p>
      <text:list xml:id="list4902964903594350330" text:style-name="L2">
        <text:list-item>
          <text:p text:style-name="P15">Test Scripts </text:p>
        </text:list-item>
        <text:list-item>
          <text:p text:style-name="P16">Test cases documents </text:p>
        </text:list-item>
        <text:list-item>
          <text:p text:style-name="P15">Simulators. </text:p>
        </text:list-item>
        <text:list-item>
          <text:p text:style-name="P15">Test Data </text:p>
        </text:list-item>
        <text:list-item>
          <text:p text:style-name="P15">Test Traceability Matrix </text:p>
        </text:list-item>
        <text:list-item>
          <text:p text:style-name="P12">Error logs and execution logs. </text:p>
        </text:list-item>
      </text:list>
      <text:p text:style-name="Text_20_body">Test deliverables are provided <text:span text:style-name="Strong_20_Emphasis">after</text:span> the testing cycles is over. </text:p>
      <text:list xml:id="list7052561165234077461" text:style-name="L3">
        <text:list-item>
          <text:p text:style-name="P17"><text:span text:style-name="Strong_20_Emphasis">Test Results/reports</text:span> </text:p>
        </text:list-item>
        <text:list-item>
          <text:p text:style-name="P17">Defect Report </text:p>
        </text:list-item>
        <text:list-item>
          <text:p text:style-name="P17">Installation/ Test procedures guidelines </text:p>
        </text:list-item>
        <text:list-item>
          <text:p text:style-name="P13"><text:span text:style-name="Strong_20_Emphasis">Release notes</text:span> </text:p>
        </text:list-item>
      </text:list>
      <text:p text:style-name="P6"/>
      <text:p text:style-name="P6"><text:tab/></text:p>
      <text:p text:style-name="P2">7. Environment</text:p>
      <text:p text:style-name="P2"/>
      <text:p text:style-name="P2"><text:tab/> Test will be performed on computers with <text:span text:style-name="T1">Microsoft Windows (ver. x.x), MAC OS (ver. x.x) </text:span>Linux (Ubuntu distribution ver. x.x) installed on them.</text:p>
      <text:p text:style-name="P2"><text:soft-page-break/><text:tab/><text:span text:style-name="T1">Test will be performed also on mobile devices with Android (ver. x.x), Apple Os (ver. x.x), Windows Phone (ver. x.x).</text:span></text:p>
      <text:p text:style-name="P2"><text:s/><text:tab/>Test will be performed on Mozilla Firefox browser (ver. x.x), Google Chrome browser (ver. x.x), Safari browser (ver. x.x).</text:p>
      <text:p text:style-name="P2"><text:tab/></text:p>
      <text:p text:style-name="P2"/>
      <text:p text:style-name="P3">8. Tools</text:p>
      <text:list xml:id="list8373487573595572132" text:style-name="L4">
        <text:list-item>
          <text:p text:style-name="P18">Jira</text:p>
          <text:p text:style-name="P18">For reporting and tracking bugs.</text:p>
          <text:p text:style-name="P18"><text:s/></text:p>
        </text:list-item>
        <text:list-item>
          <text:p text:style-name="P18">Confluence</text:p>
          <text:p text:style-name="P18">For documenting files.</text:p>
          <text:p text:style-name="P18"/>
        </text:list-item>
        <text:list-item>
          <text:p text:style-name="P18">Jenkins</text:p>
          <text:p text:style-name="P18">Automation server</text:p>
          <text:p text:style-name="P18"/>
        </text:list-item>
        <text:list-item>
          <text:p text:style-name="P18">Selenium</text:p>
        </text:list-item>
      </text:list>
      <text:p text:style-name="P4"><text:tab/><text:span text:style-name="T2">This tool</text:span> may be used for any task that requires automating interaction with the <text:tab/>browser.</text:p>
      <text:p text:style-name="P3"/>
      <text:list xml:id="list185126808852132" text:continue-numbering="true" text:style-name="L4">
        <text:list-item>
          <text:p text:style-name="P18">Git</text:p>
        </text:list-item>
      </text:list>
      <text:p text:style-name="P3"><text:tab/><text:span text:style-name="T2">System version controller.</text:span></text:p>
      <text:p text:style-name="P3"/>
      <text:list xml:id="list185126801744314" text:continue-numbering="true" text:style-name="L4">
        <text:list-item>
          <text:p text:style-name="P18">JMeter</text:p>
          <text:p text:style-name="P19">Performance testing and measuring tool.</text:p>
          <text:p text:style-name="P19"/>
        </text:list-item>
        <text:list-item>
          <text:p text:style-name="P26">Zephyr</text:p>
        </text:list-item>
      </text:list>
      <text:p text:style-name="P5"/>
      <text:p text:style-name="P5"/>
      <text:p text:style-name="P5">9. Defect management</text:p>
      <text:p text:style-name="P5"/>
      <text:list xml:id="list4695279085884110506" text:style-name="L5">
        <text:list-item>
          <text:p text:style-name="P20">All bugs will be reported to project manager and he will and added to backlog in Jira.</text:p>
        </text:list-item>
      </text:list>
      <text:p text:style-name="P5"><text:tab/><text:tab/><text:tab/><text:span text:style-name="T4">(graficzne reprezentacje)</text:span></text:p>
      <text:list xml:id="list185127340576123" text:continue-numbering="true" text:style-name="L5">
        <text:list-header>
          <text:p text:style-name="P22"/>
        </text:list-header>
        <text:list-item>
          <text:p text:style-name="P20">Each ticket is assigned to Project manager and he decide about priority and whether the ticket should stay in backlog or be ended in sprint.</text:p>
          <text:p text:style-name="P22"/>
        </text:list-item>
        <text:list-item>
          <text:p text:style-name="P23">Form for reporting bugs is added in project catalogue (form.png).</text:p>
        </text:list-item>
      </text:list>
      <text:p text:style-name="P6"/>
      <text:p text:style-name="P7">10. Risk management</text:p>
      <text:p text:style-name="P6"/>
      <text:p text:style-name="P6">11. Exit criteria</text:p>
      <text:p text:style-name="P6"/>
      <text:list xml:id="list6311141287562852503" text:style-name="L6">
        <text:list-item>
          <text:p text:style-name="P24">Test run rate is mandatory to be 100%</text:p>
          <text:p text:style-name="P24"/>
        </text:list-item>
        <text:list-item>
          <text:p text:style-name="P24">95% of test cases must pass.</text:p>
        </text:list-item>
      </text:list>
      <text:p text:style-name="P25"/>
      <text:p text:style-name="P25"/>
      <text:p text:style-name="P25"/>
      <text:p text:style-name="P25"/>
      <text:p text:style-name="P25"/>
      <text:p text:style-name="P27">Doadac graficzne reprezentac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5:58:37.863829029</meta:creation-date>
    <dc:date>2018-06-17T18:51:25.999460081</dc:date>
    <meta:editing-duration>PT38M3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351" meta:character-count="2071" meta:non-whitespace-character-count="1783"/>
  </office:meta>
</office:document-meta>
</file>